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明朝" svg:font-family="'ＭＳ 明朝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 fo:break-before="page"/>
      <style:text-properties officeooo:paragraph-rsid="00060029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paragraph-rsid="00060029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ＭＳ 明朝" fo:font-size="11pt" fo:language="ja" fo:country="JP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ＭＳ 明朝" fo:font-size="11pt" fo:language="ja" fo:country="JP" officeooo:paragraph-rsid="00060029" style:font-size-asian="11pt"/>
    </style:style>
    <style:style style:name="T1" style:family="text">
      <style:text-properties style:font-name="ＭＳ 明朝" fo:font-size="11pt" fo:language="ja" fo:country="JP" style:font-size-asian="11pt"/>
    </style:style>
    <style:style style:name="T2" style:family="text">
      <style:text-properties style:font-name="ＭＳ 明朝" fo:font-size="11pt" fo:language="ja" fo:country="JP" officeooo:rsid="00060029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氏名:田中太郎</text:span></text:p>
      <text:p text:style-name="P1" loext:marker-style-name="T1"><text:span text:style-name="T1">従業員番号:123456789</text:span><text:span text:style-name="T1"/></text:p>
      <text:p text:style-name="P4" loext:marker-style-name="T1"/>
      <text:p text:style-name="P1" loext:marker-style-name="T1"><text:span text:style-name="T1">SAP</text:span><text:span text:style-name="T1"/></text:p>
      <text:p text:style-name="P1" loext:marker-style-name="T1"><text:span text:style-name="T1">従業員情報</text:span><text:span text:style-name="T1"/></text:p>
      <text:p text:style-name="P1" loext:marker-style-name="T1"><text:span text:style-name="T1">テスト</text:span><text:span text:style-name="T1"/></text:p>
      <text:p text:style-name="Standard"/>
      <text:p text:style-name="P2" loext:marker-style-name="T1"><text:span text:style-name="T1">氏名:田中太郎２</text:span></text:p>
      <text:p text:style-name="P3" loext:marker-style-name="T1"><text:span text:style-name="T1">従業員番号:123456</text:span><text:span text:style-name="T2">897</text:span></text:p>
      <text:p text:style-name="P5" loext:marker-style-name="T1"/>
      <text:p text:style-name="P3" loext:marker-style-name="T1"><text:span text:style-name="T1">SAP</text:span></text:p>
      <text:p text:style-name="P3" loext:marker-style-name="T1"><text:span text:style-name="T1">従業員情報</text:span></text:p>
      <text:p text:style-name="P3" loext:marker-style-name="T1"><text:span text:style-name="T1">テスト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明朝" svg:font-family="'ＭＳ 明朝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22:33:40.986000000</meta:creation-date>
    <dc:date>2024-07-02T22:34:57.622000000</dc:date>
    <meta:editing-duration>PT1M16S</meta:editing-duration>
    <meta:editing-cycles>2</meta:editing-cycles>
    <meta:generator>LibreOffice/7.6.3.2$Windows_X86_64 LibreOffice_project/29d686fea9f6705b262d369fede658f824154cc0</meta:generator>
    <meta:print-date>2024-07-02T22:34:24.141000000</meta:print-date>
    <meta:printed-by>PDF ファイル</meta:printed-by>
    <meta:document-statistic meta:table-count="0" meta:image-count="0" meta:object-count="0" meta:page-count="2" meta:paragraph-count="10" meta:word-count="45" meta:character-count="67" meta:non-whitespace-character-count="67"/>
  </office:meta>
</office:document-meta>
</file>